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  <table:table-cell office:value-type="string" calcext:value-type="string">
            <text:p>GroupConciseScienc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BuildALab</text:p>
          </table:table-cell>
          <table:table-cell office:value-type="string" calcext:value-type="string">
            <text:p>PassiveVoice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11/10" office:value-type="float" office:value="1.1" calcext:value-type="float">
            <text:p>1.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table:formula="of:=11/10" office:value-type="float" office:value="1.1" calcext:value-type="float">
            <text:p>1.1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12">00/00/0000</text:date>, <text:time style:data-style-name="N2" text:time-value="15:34:05.22850785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meta:initial-creator>Jordan Hanson</meta:initial-creator>
    <meta:creation-date>2020-08-25T14:33:50</meta:creation-date>
    <dc:date>2020-10-12T16:01:19.815282710</dc:date>
    <meta:editing-duration>PT15H5M22S</meta:editing-duration>
    <meta:editing-cycles>56</meta:editing-cycles>
    <meta:document-statistic meta:table-count="1" meta:cell-count="210" meta:object-count="0"/>
  </office:meta>
</office:document-meta>
</file>